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0000002649882719BA889E725.jpg" manifest:media-type="image/jpeg"/>
  <manifest:file-entry manifest:full-path="Pictures/10000000000000E1000000E1393CB12245A24F23.jpg" manifest:media-type="image/jpeg"/>
  <manifest:file-entry manifest:full-path="Pictures/10000200000004220000031ABF8BC86082E58D7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asic" svg:font-family="'Gentium Basic'" style:font-pitch="variable"/>
    <style:font-face style:name="Gentium Basic1" svg:font-family="'Gentium Basic'" style:font-adornments="Norm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26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98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gradient" draw:fill-gradient-name="Sunburst" draw:textarea-horizontal-align="justify" draw:textarea-vertical-align="middle" draw:auto-grow-height="false" fo:min-height="16.15cm" fo:min-width="20.3cm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26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Gentium Basic1" fo:font-size="80pt" style:letter-kerning="true" style:font-name-asian="Microsoft YaHei" style:font-size-asian="18pt" style:font-name-complex="Lucida Sans" style:font-size-complex="18pt"/>
    </style:style>
    <style:style style:name="P3" style:family="paragraph">
      <loext:graphic-properties draw:fill="none" draw:fill-color="#ffffff"/>
      <style:text-properties style:font-name="Gentium Basic1" fo:font-size="66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loext:graphic-properties draw:fill="gradient" draw:fill-gradient-name="Sunburst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text-properties fo:color="#0066cc" fo:font-size="66pt" style:font-size-asian="18pt" style:font-size-complex="18pt" style:font-relief="embossed"/>
    </style:style>
    <style:style style:name="P8" style:family="paragraph">
      <loext:graphic-properties draw:fill="none" draw:fill-color="#ffffff"/>
      <style:text-properties fo:color="#0066cc" style:font-name="Gentium Basic1" fo:font-size="66pt" style:letter-kerning="true" style:font-name-asian="Microsoft YaHei" style:font-size-asian="18pt" style:font-name-complex="Lucida Sans" style:font-size-complex="18pt" style:font-relief="embossed"/>
    </style:style>
    <style:style style:name="P9" style:family="paragraph">
      <style:text-properties fo:font-size="54pt"/>
    </style:style>
    <style:style style:name="P10" style:family="paragraph">
      <loext:graphic-properties draw:fill="none" draw:fill-color="#ffffff"/>
      <style:text-properties style:font-name="Gentium Basic1" fo:font-size="54pt" style:font-size-asian="18pt" style:font-size-complex="18pt"/>
    </style:style>
    <style:style style:name="P11" style:family="paragraph">
      <style:text-properties fo:font-size="13pt" style:font-size-asian="18pt" style:font-size-complex="18pt"/>
    </style:style>
    <style:style style:name="P12" style:family="paragraph">
      <loext:graphic-properties draw:fill="none" draw:fill-color="#ffffff"/>
      <style:text-properties fo:font-size="13pt" style:font-size-asian="18pt" style:font-size-complex="18pt"/>
    </style:style>
    <style:style style:name="P13" style:family="paragraph">
      <style:text-properties fo:font-size="10pt" style:font-size-asian="18pt" style:font-size-complex="18pt"/>
    </style:style>
    <style:style style:name="P14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style:font-name="Gentium Basic1" fo:font-size="80pt" style:letter-kerning="true" style:font-name-asian="Microsoft YaHei" style:font-size-asian="18pt" style:font-name-complex="Lucida Sans" style:font-size-complex="18pt"/>
    </style:style>
    <style:style style:name="T2" style:family="text">
      <style:text-properties style:font-name="Gentium Basic1" fo:font-size="66pt" style:font-size-asian="18pt" style:font-size-complex="18pt"/>
    </style:style>
    <style:style style:name="T3" style:family="text">
      <style:text-properties style:font-name="Gentium Basic1" style:letter-kerning="true" style:font-name-asian="Microsoft YaHei" style:font-name-complex="Lucida Sans"/>
    </style:style>
    <style:style style:name="T4" style:family="text">
      <style:text-properties fo:color="#0066cc" style:font-name="Gentium Basic1" style:font-size-asian="18pt" style:font-size-complex="18pt" style:font-relief="embos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9.287cm" svg:height="11cm" svg:x="5.313cm" svg:y="2.6cm">
          <draw:image xlink:href="Pictures/1000000000000250000002649882719BA889E725.jpg" xlink:type="simple" xlink:show="embed" xlink:actuate="onLoad">
            <text:p/>
          </draw:image>
        </draw:frame>
        <draw:frame draw:style-name="gr1" draw:text-style-name="P1" draw:layer="layout" svg:width="8.6cm" svg:height="8.6cm" draw:transform="rotate (-0.374722190403183) translate (15.948cm 7.4cm)">
          <draw:image xlink:href="Pictures/10000000000000E1000000E1393CB12245A24F23.jpg" xlink:type="simple" xlink:show="embed" xlink:actuate="onLoad">
            <text:p/>
          </draw:image>
        </draw:frame>
        <draw:frame draw:style-name="gr2" draw:text-style-name="P2" draw:layer="layout" svg:width="9.214cm" svg:height="3.519cm" svg:x="14.2cm" svg:y="4.685cm">
          <draw:text-box>
            <text:p><text:span text:style-name="T1">Folders</text:span></text:p>
          </draw:text-box>
        </draw:frame>
        <draw:frame draw:style-name="gr3" draw:text-style-name="P3" draw:layer="layout" svg:width="13cm" svg:height="2.948cm" svg:x="6cm" svg:y="13cm">
          <draw:text-box>
            <text:p><text:span text:style-name="T2">At-A-Glanc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custom-shape draw:style-name="gr5" draw:text-style-name="P5" draw:layer="layout" svg:width="20.8cm" svg:height="16.4cm" svg:x="0cm" svg:y="0.2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8.981cm" svg:height="12cm" svg:x="-0.4cm" svg:y="0.8cm">
          <draw:image xlink:href="Pictures/10000200000004220000031ABF8BC86082E58D75.png" xlink:type="simple" xlink:show="embed" xlink:actuate="onLoad">
            <text:p/>
          </draw:image>
        </draw:frame>
        <draw:frame draw:style-name="gr7" draw:text-style-name="P8" draw:layer="layout" svg:width="9.214cm" svg:height="2.948cm" svg:x="7.586cm" svg:y="2.8cm">
          <draw:text-box>
            <text:p text:style-name="P7"><text:span text:style-name="T3">Folders</text:span></text:p>
          </draw:text-box>
        </draw:frame>
        <draw:frame draw:style-name="gr3" draw:text-style-name="P10" draw:layer="layout" svg:width="13cm" svg:height="2.948cm" svg:x="3.2cm" svg:y="8.2cm">
          <draw:text-box>
            <text:p text:style-name="P9"><text:span text:style-name="T4">At-A-Glance</text:span></text:p>
          </draw:text-box>
        </draw:frame>
        <draw:frame draw:style-name="gr8" draw:text-style-name="P12" draw:layer="layout" svg:width="3.423cm" svg:height="0.763cm" svg:x="6.377cm" svg:y="10.037cm">
          <draw:text-box>
            <text:p text:style-name="P11">Version beta.0</text:p>
          </draw:text-box>
        </draw:frame>
        <draw:frame draw:style-name="gr8" draw:text-style-name="P14" draw:layer="layout" svg:width="3.834cm" svg:height="1.039cm" svg:x="10.065cm" svg:y="10.685cm">
          <draw:text-box>
            <text:p text:style-name="P13"><text:s text:c="2"/>by Germán Bordel </text:p>
            <text:p text:style-name="P13">(gtts.ehu.es/German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 Basic" svg:font-family="'Gentium Basic'" style:font-pitch="variable"/>
    <style:font-face style:name="Gentium Basic1" svg:font-family="'Gentium Basic'" style:font-adornments="Norm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Sunburst" draw:style="radial" draw:cx="30%" draw:cy="30%" draw:start-color="#800000" draw:end-color="#ffff00" draw:start-intensity="100%" draw:end-intensity="100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4:30:17.166000000</meta:creation-date>
    <dc:date>2017-03-22T15:52:24.827000000</dc:date>
    <meta:editing-duration>PT9M7S</meta:editing-duration>
    <meta:editing-cycles>2</meta:editing-cycles>
    <meta:generator>LibreOffice/5.2.5.1$Windows_x86 LibreOffice_project/0312e1a284a7d50ca85a365c316c7abbf20a4d22</meta:generator>
    <meta:document-statistic meta:object-count="35"/>
  </office:meta>
</office:document-meta>
</file>